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1pt" style:font-size-asian="11pt" style:font-size-complex="11pt"/>
    </style:style>
    <text:list-style style:name="L1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tay Joffe</text:p>
      <text:p text:style-name="P1">11/06/2006</text:p>
      <text:p text:style-name="P1">CSE 123A – Networking</text:p>
      <text:p text:style-name="P2">Sample Midterm Exam Answers</text:p>
      <text:p text:style-name="P3"/>
      <text:list text:style-name="L1">
        <text:list-item>
          <text:p text:style-name="P4">Overview</text:p>
          <text:list>
            <text:list-item>
              <text:p text:style-name="P4">Layering and Interfaces -</text:p>
            </text:list-item>
            <text:list-item>
              <text:p text:style-name="P4">Clock Recovery – Because they ofter a good amount of information about the bit transitions going on in the link with a modest amount of work.</text:p>
            </text:list-item>
            <text:list-item>
              <text:p text:style-name="P4">Shannon Limit -</text:p>
            </text:list-item>
            <text:list-item>
              <text:p text:style-name="P4">Media – Less dispersion and</text:p>
            </text:list-item>
            <text:list-item>
              <text:p text:style-name="P4">Coding, Preambles and Transitions -</text:p>
            </text:list-item>
            <text:list-item>
              <text:p text:style-name="P4">CRCs and Hamming Distance -</text:p>
            </text:list-item>
            <text:list-item>
              <text:p text:style-name="P4">Data Link -</text:p>
            </text:list-item>
            <text:list-item>
              <text:p text:style-name="P4">Data Link – Cheaper to just resubmit the frame that is erroneous</text:p>
            </text:list-item>
            <text:list-item>
              <text:p text:style-name="P4">LANs and Multiplexing – More efficient usage of resources since you only wait on others that demand it at the current time.</text:p>
            </text:list-item>
            <text:list-item>
              <text:p text:style-name="P4">LANs and wide area networks -</text:p>
            </text:list-item>
          </text:list>
        </text:list-item>
        <text:list-item>
          <text:p text:style-name="P4">Data Link Protocols on Half-Duplex Links</text:p>
          <text:list>
            <text:list-item>
              <text:p text:style-name="P4"/>
            </text:list-item>
            <text:list-item>
              <text:p text:style-name="P4"/>
            </text:list-item>
            <text:list-item>
              <text:p text:style-name="P4"/>
            </text:list-item>
            <text:list-item>
              <text:p text:style-name="P4"/>
            </text:list-item>
          </text:list>
        </text:list-item>
        <text:list-item>
          <text:p text:style-name="P4">CRCs and Error Polynomials</text:p>
          <text:list>
            <text:list-item>
              <text:p text:style-name="P4"/>
            </text:list-item>
            <text:list-item>
              <text:p text:style-name="P4"/>
            </text:list-item>
            <text:list-item>
              <text:p text:style-name="P4"/>
            </text:list-item>
            <text:list-item>
              <text:p text:style-name="P4"/>
            </text:list-item>
            <text:list-item>
              <text:p text:style-name="P4"/>
            </text:list-item>
          </text:list>
        </text:list-item>
        <text:list-item>
          <text:p text:style-name="P4">HDLC Framing</text:p>
          <text:list>
            <text:list-item>
              <text:p text:style-name="P4"/>
            </text:list-item>
            <text:list-item>
              <text:p text:style-name="P4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1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6-11-05T12:32:32</meta:creation-date>
    <dc:date>2006-11-05T12:40:40</dc:date>
    <dc:language>en-US</dc:language>
    <meta:editing-cycles>5</meta:editing-cycles>
    <meta:editing-duration>PT8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107" meta:character-count="652"/>
  </office:meta>
</office:document-meta>
</file>